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.972cm" fo:min-width="6.4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2.222cm" svg:x="10.207cm" svg:y="1.635cm">
          <text:p text:style-name="P1">Home Page<text:line-break/><text:span text:style-name="T1">index.html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" svg:font-family="'Noto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" style:font-family-asian="'Noto Sans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1T11:39:57.833116639</meta:creation-date>
    <dc:date>2021-07-01T11:41:53.164177296</dc:date>
    <meta:editing-duration>PT1M56S</meta:editing-duration>
    <meta:editing-cycles>1</meta:editing-cycles>
    <meta:generator>LibreOffice/7.1.4.2$Linux_X86_64 LibreOffice_project/10$Build-2</meta:generator>
    <meta:document-statistic meta:object-count="1"/>
  </office:meta>
</office:document-meta>
</file>